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ecd6"/>
    </style:style>
    <style:style style:name="P2" style:family="paragraph" style:parent-style-name="Standard">
      <style:text-properties fo:font-weight="bold" officeooo:paragraph-rsid="001aecd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aecd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aecd6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paragraph-rsid="001aecd6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1d66c2"/>
    </style:style>
    <style:style style:name="P11" style:family="paragraph" style:parent-style-name="Standard">
      <style:text-properties officeooo:paragraph-rsid="001d66c2"/>
    </style:style>
    <style:style style:name="P12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B.E. 1 st Semester (Main &amp; Re ) Examination, December-2019</text:span> <text:s text:c="9"/></text:p>
      <text:p text:style-name="P4"><text:s text:c="23"/></text:p>
      <text:p text:style-name="P4"><text:s/>PHYSICS</text:p>
      <text:p text:style-name="Standard"/>
      <text:p text:style-name="P5"/>
      <text:p text:style-name="P1">Time: Three Hours <text:s text:c="100"/>Maximum Marks:60 <text:s text:c="58"/></text:p>
      <text:p text:style-name="P1"><draw:line text:anchor-type="paragraph" draw:z-index="0" draw:name="Shape1" draw:style-name="gr1" draw:text-style-name="P12" svg:x1="-0.5335in" svg:y1="0.0043in" svg:x2="7.3921in" svg:y2="0.0043in"><text:p/></draw:line></text:p>
      <text:p text:style-name="P1"/>
      <text:p text:style-name="P1"><text:span text:style-name="T2">Note <text:s text:c="11"/></text:span>: Attempt all questions form Sections – A four questions form Sections – B and three</text:p>
      <text:p text:style-name="P1"><text:s text:c="22"/>questions from Section – C.</text:p>
      <text:p text:style-name="P1"><text:span text:style-name="T2">Section – A </text:span>: Filling the blanks /MCQs/True, false 1 * 10 = 10</text:p>
      <text:p text:style-name="P1"><text:span text:style-name="T2">Section – B</text:span> : Shrot Answer type questions.5 * 4 = 20</text:p>
      <text:p text:style-name="P1"><text:span text:style-name="T2">Section – C</text:span> : Long/descriptive answer type questions.10 * 3 = 30</text:p>
      <text:p text:style-name="Standard"/>
      <text:p text:style-name="Standard"/>
      <text:p text:style-name="P4">SECTION – A</text:p>
      <text:p text:style-name="P2"/>
      <text:p text:style-name="P2"/>
      <text:p text:style-name="Standard">1.According to speual theory of relahvily which one is not an absolute quanhty ? (b) mass <text:s/></text:p>
      <text:p text:style-name="Standard"/>
      <text:p text:style-name="Standard">(a) time</text:p>
      <text:p text:style-name="Standard">(b) mass</text:p>
      <text:p text:style-name="Standard">(c) height </text:p>
      <text:p text:style-name="Standard">(d) both (a) and (b)</text:p>
      <text:p text:style-name="Standard"/>
      <text:p text:style-name="Standard">2. Length contraction happens only : </text:p>
      <text:p text:style-name="Standard"/>
      <text:p text:style-name="Standard">(a) perpendxcular to direction of mohon </text:p>
      <text:p text:style-name="Standard">(b) along the dn-ection of motion </text:p>
      <text:p text:style-name="Standard">(c) parallel to direction of motion </text:p>
      <text:p text:style-name="Standard">(d) both (a) and (b) </text:p>
      <text:p text:style-name="Standard"/>
      <text:p text:style-name="Standard">3. Poynting vector gives :</text:p>
      <text:p text:style-name="Standard"/>
      <text:p text:style-name="Standard">(a) Rate energy flow</text:p>
      <text:p text:style-name="Standard">(b) Direction of Polirazitaion</text:p>
      <text:p text:style-name="Standard">(c) Intensity if electric field</text:p>
      <text:p text:style-name="Standard">(d) Intensity of magnetic field</text:p>
      <text:p text:style-name="Standard"/>
      <text:p text:style-name="Standard">4. Find the divergence of the vector yi+zj+xk:</text:p>
      <text:p text:style-name="Standard"/>
      <text:p text:style-name="Standard">(a)-1</text:p>
      <text:p text:style-name="Standard">(b)0</text:p>
      <text:p text:style-name="Standard">(c)1</text:p>
      <text:p text:style-name="Standard">(d)3</text:p>
      <text:p text:style-name="Standard"/>
      <text:p text:style-name="Standard">5. Which of the following idenutia is always zero for stab: he1ds ?</text:p>
      <text:p text:style-name="Standard">(a) Grad (Curl V) </text:p>
      <text:p text:style-name="Standard">(b) Curl (Div V) </text:p>
      <text:p text:style-name="Standard"><text:soft-page-break/>(c) Div <text:s/>(Grad V) </text:p>
      <text:p text:style-name="Standard">(d) Curl (Grad V) </text:p>
      <text:p text:style-name="Standard"/>
      <text:p text:style-name="Standard">6. The total probability of findmg the particle in space must be ....................</text:p>
      <text:p text:style-name="Standard"><text:s/></text:p>
      <text:p text:style-name="Standard">(a) zero </text:p>
      <text:p text:style-name="Standard">(b) unity </text:p>
      <text:p text:style-name="Standard">(C) infinity </text:p>
      <text:p text:style-name="Standard">(d) double </text:p>
      <text:p text:style-name="Standard"/>
      <text:p text:style-name="Standard">7. What is path difference for destructive interference ? </text:p>
      <text:p text:style-name="Standard"/>
      <text:p text:style-name="Standard">(a) nλ</text:p>
      <text:p text:style-name="Standard">(b) n(λ+1)</text:p>
      <text:p text:style-name="Standard">(c) (2n+1)λ/2</text:p>
      <text:p text:style-name="Standard">(d) (n+1)λ/2</text:p>
      <text:p text:style-name="Standard"/>
      <text:p text:style-name="Standard">8. The phenomenon of Interference is based on : </text:p>
      <text:p text:style-name="Standard"/>
      <text:p text:style-name="Standard">(a) Conservation of momentum. </text:p>
      <text:p text:style-name="Standard">(b) Conservation of energy. </text:p>
      <text:p text:style-name="Standard">(c) Conservahon of momentum and energy. </text:p>
      <text:p text:style-name="Standard">(d) Quantum nature of hght. </text:p>
      <text:p text:style-name="Standard"/>
      <text:p text:style-name="Standard">9. Which oi the following is known as hbre optic back bone ?</text:p>
      <text:p text:style-name="Standard"><text:s/></text:p>
      <text:p text:style-name="Standard">(a) Telecommunication </text:p>
      <text:p text:style-name="Standard">(b) Cable television </text:p>
      <text:p text:style-name="Standard">(c) Delay lines </text:p>
      <text:p text:style-name="Standard">(d) Bus topology </text:p>
      <text:p text:style-name="Standard"/>
      <text:p text:style-name="Standard">10. Which of the following is a unique property of laser ? </text:p>
      <text:p text:style-name="Standard"/>
      <text:p text:style-name="Standard">(a) Du'ectional </text:p>
      <text:p text:style-name="Standard">(b) Speed </text:p>
      <text:p text:style-name="Standard">(c) Coherence </text:p>
      <text:p text:style-name="Standard">(d) Wavelength</text:p>
      <text:p text:style-name="Standard"/>
      <text:p text:style-name="Standard"/>
      <text:p text:style-name="Standard"/>
      <text:p text:style-name="Standard"/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>SECTION-B</text:span></text:p>
      <text:p text:style-name="P3"/>
      <text:p text:style-name="Standard"><text:s text:c="37"/></text:p>
      <text:p text:style-name="Standard">1. What are postulates of Einstein's special theory of relativity ? Using these, derive Lorentz transformation equations. </text:p>
      <text:p text:style-name="Standard"/>
      <text:p text:style-name="Standard">2. What do you mean by displacement current ? State the important mnsequenoe of displacement current. </text:p>
      <text:p text:style-name="Standard"/>
      <text:p text:style-name="Standard">3. State Maxwell's equation in integral form and explain physical siginificance if the equations.</text:p>
      <text:p text:style-name="Standard"/>
      <text:p text:style-name="Standard">4. Derive expression for time independmt Schrodinger wave equation. </text:p>
      <text:p text:style-name="Standard"/>
      <text:p text:style-name="Standard">5. Distinguish between interference of light and diffraction of light. </text:p>
      <text:p text:style-name="Standard"/>
      <text:p text:style-name="P11">6. Describe the function of core and cladding in optical fiber:</text:p>
      <text:p text:style-name="P10"><text:span text:style-name="T2"/></text:p>
      <text:p text:style-name="P10"><text:span text:style-name="T2"/></text:p>
      <text:p text:style-name="P10"><text:span text:style-name="T2">SECTION-C </text:span></text:p>
      <text:p text:style-name="P3"/>
      <text:p text:style-name="Standard"/>
      <text:p text:style-name="P1">1. (a) Obtain Maxwell equations and deduce an expression for the velocty of </text:p>
      <text:p text:style-name="P1"><text:s text:c="10"/>propagation of a plain electromagnetic wave in a medium of dielectic cocstant € </text:p>
      <text:p text:style-name="P1"><text:s text:c="10"/>and permeability μ.</text:p>
      <text:p text:style-name="Standard"/>
      <text:p text:style-name="P7"><text:s text:c="3"/>(b) Define pointing vector. Deduce therotically pointing theroem for the flow of energy in <text:s text:c="3"/>electromagnetic field. </text:p>
      <text:p text:style-name="P6"/>
      <text:p text:style-name="Standard"/>
      <text:p text:style-name="Standard">2. (a) Write the Schrodinger equation for particle in a box and solve it to obtain energy Eigien values <text:s text:c="9"/>and Eigen function.</text:p>
      <text:p text:style-name="Standard"><text:s text:c="4"/>(b) What is the de Broglie wavelength of an electron, which has been accelerated from rest through a <text:s/>potential diffrence of 150V ?</text:p>
      <text:p text:style-name="Standard"><text:s text:c="3"/></text:p>
      <text:p text:style-name="Standard"><text:s text:c="3"/></text:p>
      <text:p text:style-name="Standard">3. (a) What do you meant by interference of light ? What are the nessasary condtions for obtained <text:s text:c="18"/>interfrence ? Also explain constructive and destuctive interefrence. </text:p>
      <text:p text:style-name="Standard"><text:s text:c="4"/>(b) What is diffraction of light? Distuinguish between Fresnel'diffraction and the <text:s text:c="10"/>Fraunhoffer diffraction.</text:p>
      <text:p text:style-name="Standard"><text:s text:c="3"/></text:p>
      <text:p text:style-name="Standard">4. Explain with neat diagram absorption, spontaneous emession and stimulation of radiation. Also explain thepopulation inversion.</text:p>
      <text:p text:style-name="Standard"/>
      <text:p text:style-name="Standard">5. Expialn any four :</text:p>
      <text:p text:style-name="Standard"><text:s text:c="3"/>(a) Time dilation <text:s/></text:p>
      <text:p text:style-name="Standard"><text:s text:c="3"/>(b) Laser</text:p>
      <text:p text:style-name="Standard"><text:s text:c="3"/>(c) Holography</text:p>
      <text:p text:style-name="Standard"><text:s text:c="3"/>(d) Diffraction grating</text:p>
      <text:p text:style-name="Standard"><text:s text:c="3"/>(e) Polaro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1:25:09.533553074</meta:creation-date>
    <dc:date>2020-08-29T11:26:12.565324316</dc:date>
    <meta:editing-duration>PT12M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3" meta:paragraph-count="89" meta:word-count="543" meta:character-count="3645" meta:non-whitespace-character-count="2774"/>
  </office:meta>
</office:document-meta>
</file>